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teration Mono Powerline" svg:font-family="'Literation Mono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ffffff" style:font-name="Literation Mono Powerline" fo:font-size="10.5pt" officeooo:rsid="00182c0a" officeooo:paragraph-rsid="00182c0a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his is an extra-ordinary PDF, to exhaust the viewer’s full poten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teration Mono Powerline" svg:font-family="'Literation Mono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d2241c" draw:end-color="#4e9a06" draw:start-intensity="100%" draw:end-intensity="100%" draw:angle="0" draw:border="0%"/>
    <draw:gradient draw:name="Gradient_20_3" draw:display-name="Gradient 3" draw:style="linear" draw:start-color="#d2241c" draw:end-color="#831a1a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598in" fo:page-height="2.8in" style:num-format="1" style:print-orientation="landscape" fo:margin-top="0.7874in" fo:margin-bottom="0.7874in" fo:margin-left="0.7874in" fo:margin-right="0.7874in" fo:background-color="#ab1f1b" style:writing-mode="lr-tb" draw:fill="gradient" draw:fill-color="#6cbe1d" draw:fill-gradient-name="Gradient_20_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7:14:43.847874211</meta:creation-date>
    <dc:date>2017-07-04T16:55:30.219149118</dc:date>
    <meta:editing-duration>PT9M58S</meta:editing-duration>
    <meta:editing-cycles>4</meta:editing-cycles>
    <meta:generator>LibreOffice/5.3.4.1$Linux_X86_64 LibreOffice_project/30$Build-1</meta:generator>
    <dc:creator>Jim Eckerlein</dc:creator>
    <meta:document-statistic meta:table-count="0" meta:image-count="0" meta:object-count="0" meta:page-count="1" meta:paragraph-count="1" meta:word-count="11" meta:character-count="70" meta:non-whitespace-character-count="60"/>
  </office:meta>
</office:document-meta>
</file>